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West Valley Ram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4-12-29" calcext:value-type="date">
            <text:p>12/29/94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333333333333333" calcext:value-type="percentage">
            <text:p>33.33%</text:p>
          </table:table-cell>
          <table:table-cell table:formula="of:=IF([.E4]; [.D4]/[.E4]; 0)" office:value-type="percentage" office:value="1" calcext:value-type="percentage">
            <text:p>100.00%</text:p>
          </table:table-cell>
          <table:table-cell table:formula="of:=IF([.C4]+[.E4]; ([.B4]+[.D4])/([.C4]+[.E4]); 0)" office:value-type="percentage" office:value="0.666666666666667" calcext:value-type="percentage">
            <text:p>66.67%</text:p>
          </table:table-cell>
          <table:table-cell table:formula="of:=IF([.G4]; [.F4]/[.G4]; 0)" office:value-type="percentage" office:value="0.666666666666667" calcext:value-type="percentage">
            <text:p>66.67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25" calcext:value-type="percentage">
            <text:p>25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25" calcext:value-type="percentage">
            <text:p>25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2" calcext:value-type="percentage">
            <text:p>20.00%</text:p>
          </table:table-cell>
          <table:table-cell table:formula="of:=IF([.C8]+[.E8]; ([.B8]+[.D8])/([.C8]+[.E8]); 0)" office:value-type="percentage" office:value="0.272727272727273" calcext:value-type="percentage">
            <text:p>27.27%</text:p>
          </table:table-cell>
          <table:table-cell table:formula="of:=IF([.G8]; [.F8]/[.G8]; 0)" office:value-type="percentage" office:value="0" calcext:value-type="percentage">
            <text:p>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C9]; [.B9]/[.C9]; 0)" office:value-type="percentage" office:value="0.4" calcext:value-type="percentage">
            <text:p>4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333333333333333" calcext:value-type="percentage">
            <text:p>33.33%</text:p>
          </table:table-cell>
          <table:table-cell table:formula="of:=IF([.G9]; [.F9]/[.G9]; 0)" office:value-type="percentage" office:value="0.5" calcext:value-type="percentage">
            <text:p>50.00%</text:p>
          </table:table-cell>
          <table:table-cell table:formula="of:=SUM([.H9:.I9])" office:value-type="float" office:value="12" calcext:value-type="float">
            <text:p>12</text:p>
          </table:table-cell>
          <table:table-cell table:formula="of:=2*[.B9]+3*[.D9]+[.F9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.3" calcext:value-type="percentage">
            <text:p>30.00%</text:p>
          </table:table-cell>
          <table:table-cell table:formula="of:=IF([.C10]+[.E10]; ([.B10]+[.D10])/([.C10]+[.E10]); 0)" office:value-type="percentage" office:value="0.416666666666667" calcext:value-type="percentage">
            <text:p>41.67%</text:p>
          </table:table-cell>
          <table:table-cell table:formula="of:=IF([.G10]; [.F10]/[.G10]; 0)" office:value-type="percentage" office:value="0.666666666666667" calcext:value-type="percentage">
            <text:p>66.67%</text:p>
          </table:table-cell>
          <table:table-cell table:formula="of:=SUM([.H10:.I10])" office:value-type="float" office:value="6" calcext:value-type="float">
            <text:p>6</text:p>
          </table:table-cell>
          <table:table-cell table:formula="of:=2*[.B10]+3*[.D10]+[.F10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3" calcext:value-type="float">
            <text:p>3</text:p>
          </table:table-cell>
          <table:table-cell table:formula="of:=2*[.B11]+3*[.D11]+[.F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2" calcext:value-type="float">
            <text:p>2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1" calcext:value-type="float">
            <text:p>11</text:p>
          </table:table-cell>
          <table:table-cell table:formula="of:=SUM([.C3:.C13])" office:value-type="float" office:value="28" calcext:value-type="float">
            <text:p>28</text:p>
          </table:table-cell>
          <table:table-cell table:formula="of:=SUM([.D3:.D13])" office:value-type="float" office:value="8" calcext:value-type="float">
            <text:p>8</text:p>
          </table:table-cell>
          <table:table-cell table:formula="of:=SUM([.E3:.E13])" office:value-type="float" office:value="29" calcext:value-type="float">
            <text:p>29</text:p>
          </table:table-cell>
          <table:table-cell table:formula="of:=SUM([.F3:.F13])" office:value-type="float" office:value="6" calcext:value-type="float">
            <text:p>6</text:p>
          </table:table-cell>
          <table:table-cell table:formula="of:=SUM([.G3:.G13])" office:value-type="float" office:value="11" calcext:value-type="float">
            <text:p>11</text:p>
          </table:table-cell>
          <table:table-cell table:formula="of:=SUM([.H3:.H13])" office:value-type="float" office:value="14" calcext:value-type="float">
            <text:p>14</text:p>
          </table:table-cell>
          <table:table-cell table:formula="of:=SUM([.I3:.I13])" office:value-type="float" office:value="21" calcext:value-type="float">
            <text:p>21</text:p>
          </table:table-cell>
          <table:table-cell table:formula="of:=SUM([.J3:.J13])" office:value-type="float" office:value="10" calcext:value-type="float">
            <text:p>10</text:p>
          </table:table-cell>
          <table:table-cell table:formula="of:=SUM([.K3:.K13])" office:value-type="float" office:value="7" calcext:value-type="float">
            <text:p>7</text:p>
          </table:table-cell>
          <table:table-cell table:formula="of:=SUM([.L3:.L13])" office:value-type="float" office:value="24" calcext:value-type="float">
            <text:p>24</text:p>
          </table:table-cell>
          <table:table-cell table:formula="of:=SUM([.M3:.M13])" office:value-type="float" office:value="22" calcext:value-type="float">
            <text:p>22</text:p>
          </table:table-cell>
          <table:table-cell table:formula="of:=SUM([.N3:.N13])" office:value-type="float" office:value="8" calcext:value-type="float">
            <text:p>8</text:p>
          </table:table-cell>
          <table:table-cell/>
          <table:table-cell table:formula="of:=[.B18]/[.C18]" office:value-type="percentage" office:value="0.392857142857143" calcext:value-type="percentage">
            <text:p>39.29%</text:p>
          </table:table-cell>
          <table:table-cell table:formula="of:=[.D18]/[.E18]" office:value-type="percentage" office:value="0.275862068965517" calcext:value-type="percentage">
            <text:p>27.59%</text:p>
          </table:table-cell>
          <table:table-cell table:formula="of:=IF([.C18]+[.E18]; ([.B18]+[.D18])/([.C18]+[.E18]); 0)" office:value-type="percentage" office:value="0.333333333333333" calcext:value-type="percentage">
            <text:p>33.33%</text:p>
          </table:table-cell>
          <table:table-cell table:formula="of:=[.F18]/[.G18]" office:value-type="percentage" office:value="0.545454545454545" calcext:value-type="percentage">
            <text:p>54.55%</text:p>
          </table:table-cell>
          <table:table-cell table:formula="of:=SUM([.T3:.T13])" office:value-type="float" office:value="35" calcext:value-type="float">
            <text:p>35</text:p>
          </table:table-cell>
          <table:table-cell table:formula="of:=SUM([.U3:.U13])" office:value-type="float" office:value="52" calcext:value-type="float">
            <text:p>52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6:03.4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8S</meta:editing-duration>
    <meta:editing-cycles>16</meta:editing-cycles>
    <meta:generator>LibreOffice/5.1.5.2$Windows_x86 LibreOffice_project/7a864d8825610a8c07cfc3bc01dd4fce6a9447e5</meta:generator>
    <dc:date>2018-02-18T11:06:12.854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